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justify"/>
      <style:text-properties fo:font-weight="bold" style:font-weight-asian="bold" fo:font-size="12pt" style:font-size-asian="12pt" style:font-size-complex="12pt"/>
    </style:style>
    <style:style style:name="P6" style:parent-style-name="Textbody" style:family="paragraph">
      <style:paragraph-properties fo:text-align="justify"/>
    </style:style>
    <style:style style:name="T7" style:parent-style-name="StrongEmphasis" style:family="text">
      <style:text-properties fo:font-size="12pt" style:font-size-asian="12pt" style:font-size-complex="12pt"/>
    </style:style>
    <style:style style:name="T8" style:parent-style-name="StrongEmphasis" style:family="text">
      <style:text-properties fo:font-size="12pt" style:font-size-asian="12pt" style:font-size-complex="12pt"/>
    </style:style>
    <style:style style:name="T9" style:parent-style-name="StrongEmphasis" style:family="text">
      <style:text-properties fo:font-size="12pt" style:font-size-asian="12pt" style:font-size-complex="12pt"/>
    </style:style>
    <style:style style:name="P10" style:parent-style-name="Textbody" style:family="paragraph">
      <style:paragraph-properties fo:text-align="justify"/>
    </style:style>
    <style:style style:name="P11" style:parent-style-name="Textbody" style:family="paragraph">
      <style:paragraph-properties fo:text-align="justify"/>
    </style:style>
    <style:style style:name="P12" style:parent-style-name="Textbody" style:family="paragraph">
      <style:paragraph-properties fo:text-align="justify"/>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Standard" style:family="paragraph">
      <style:paragraph-properties fo:text-align="justify"/>
      <style:text-properties fo:font-weight="bold" style:font-weight-asian="bold" fo:font-size="12pt" style:font-size-asian="12pt" style:font-size-complex="12pt"/>
    </style:style>
    <style:style style:name="P17" style:parent-style-name="Standard" style:family="paragraph">
      <style:paragraph-properties fo:text-align="justify"/>
      <style:text-properties fo:font-weight="bold" style:font-weight-asian="bold" fo:font-size="12pt" style:font-size-asian="12pt" style:font-size-complex="12pt"/>
    </style:style>
    <style:style style:name="P18" style:parent-style-name="Standard" style:family="paragraph">
      <style:paragraph-properties fo:text-align="justify"/>
      <style:text-properties fo:font-weight="bold" style:font-weight-asian="bold" fo:font-size="12pt" style:font-size-asian="12pt" style:font-size-complex="12pt"/>
    </style:style>
    <style:style style:name="P19" style:parent-style-name="Standard" style:family="paragraph">
      <style:paragraph-properties fo:text-align="justify"/>
      <style:text-properties fo:font-weight="bold" style:font-weight-asian="bold" fo:font-size="12pt" style:font-size-asian="12pt" style:font-size-complex="12pt"/>
    </style:style>
    <style:style style:name="P20" style:parent-style-name="Standard" style:family="paragraph">
      <style:paragraph-properties fo:text-align="justify"/>
      <style:text-properties fo:font-weight="bold" style:font-weight-asian="bold" fo:font-size="12pt" style:font-size-asian="12pt" style:font-size-complex="12pt"/>
    </style:style>
    <style:style style:name="P21" style:parent-style-name="Standard" style:family="paragraph">
      <style:paragraph-properties fo:text-align="justify"/>
      <style:text-properties fo:font-weight="bold" style:font-weight-asian="bold" fo:font-size="12pt" style:font-size-asian="12pt" style:font-size-complex="12pt"/>
    </style:style>
    <style:style style:name="P22" style:parent-style-name="Standard" style:family="paragraph">
      <style:paragraph-properties fo:text-align="justify"/>
      <style:text-properties fo:font-size="12pt" style:font-size-asian="12pt" style:font-size-complex="12pt"/>
    </style:style>
    <style:style style:name="P23" style:parent-style-name="Standard" style:family="paragraph">
      <style:paragraph-properties fo:text-align="justify"/>
    </style:style>
    <style:style style:name="T24" style:parent-style-name="Fuentedepárrafopredeter." style:family="text">
      <style:text-properties fo:font-weight="bold" style:font-weight-asian="bold" fo:font-size="12pt" style:font-size-asian="12pt" style:font-size-complex="12pt"/>
    </style:style>
    <style:style style:name="P25" style:parent-style-name="Standard" style:family="paragraph">
      <style:paragraph-properties fo:text-align="justify"/>
      <style:text-properties fo:font-weight="bold" style:font-weight-asian="bold" fo:font-size="12pt" style:font-size-asian="12pt" style:font-size-complex="12pt"/>
    </style:style>
    <style:style style:name="P26" style:parent-style-name="Standard" style:family="paragraph">
      <style:paragraph-properties fo:text-align="justify"/>
      <style:text-properties fo:font-weight="bold" style:font-weight-asian="bold" fo:font-size="12pt" style:font-size-asian="12pt" style:font-size-complex="12pt"/>
    </style:style>
    <style:style style:name="P27" style:parent-style-name="Standard" style:family="paragraph">
      <style:paragraph-properties fo:text-align="justify"/>
      <style:text-properties fo:font-weight="bold" style:font-weight-asian="bold" fo:font-size="12pt" style:font-size-asian="12pt" style:font-size-complex="12pt"/>
    </style:style>
    <style:style style:name="P28" style:parent-style-name="Párrafodelista" style:family="paragraph">
      <style:paragraph-properties fo:text-align="justify"/>
      <style:text-properties fo:font-size="12pt" style:font-size-asian="12pt" style:font-size-complex="12pt"/>
    </style:style>
    <style:style style:name="P29" style:parent-style-name="Párrafodelista" style:family="paragraph">
      <style:paragraph-properties fo:text-align="justify"/>
      <style:text-properties fo:font-size="12pt" style:font-size-asian="12pt" style:font-size-complex="12pt"/>
    </style:style>
    <style:style style:name="P30" style:parent-style-name="Párrafodelista" style:family="paragraph">
      <style:paragraph-properties fo:text-align="justify"/>
      <style:text-properties fo:font-size="12pt" style:font-size-asian="12pt" style:font-size-complex="12pt"/>
    </style:style>
    <style:style style:name="P31" style:parent-style-name="Párrafodelista" style:family="paragraph">
      <style:paragraph-properties fo:text-align="justify"/>
      <style:text-properties fo:font-size="12pt" style:font-size-asian="12pt" style:font-size-complex="12pt"/>
    </style:style>
    <style:style style:name="P32" style:parent-style-name="Párrafodelista" style:family="paragraph">
      <style:paragraph-properties fo:text-align="justify"/>
      <style:text-properties fo:font-size="12pt" style:font-size-asian="12pt" style:font-size-complex="12pt"/>
    </style:style>
    <style:style style:name="P33" style:parent-style-name="Párrafodelista" style:family="paragraph">
      <style:paragraph-properties fo:text-align="justify"/>
      <style:text-properties fo:font-size="12pt" style:font-size-asian="12pt" style:font-size-complex="12pt"/>
    </style:style>
    <style:style style:name="P34" style:parent-style-name="Standard" style:family="paragraph">
      <style:paragraph-properties fo:text-align="justify"/>
      <style:text-properties fo:font-weight="bold" style:font-weight-asian="bold" fo:font-size="12pt" style:font-size-asian="12pt" style:font-size-complex="12pt"/>
    </style:style>
    <style:style style:name="P35"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36"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37"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38"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39"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40" style:parent-style-name="Standard" style:family="paragraph">
      <style:paragraph-properties fo:text-align="justify">
        <style:tab-stops>
          <style:tab-stop style:type="left" style:position="2.1354in"/>
        </style:tab-stops>
      </style:paragraph-properties>
    </style:style>
    <style:style style:name="T41" style:parent-style-name="Fuentedepárrafopredeter." style:family="text">
      <style:text-properties fo:font-weight="bold" style:font-weight-asian="bold" fo:font-size="12pt" style:font-size-asian="12pt" style:font-size-complex="12pt"/>
    </style:style>
    <style:style style:name="T42" style:parent-style-name="Fuentedepárrafopredeter." style:family="text">
      <style:text-properties fo:font-weight="bold" style:font-weight-asian="bold" fo:font-size="12pt" style:font-size-asian="12pt" style:font-size-complex="12pt"/>
    </style:style>
    <style:style style:name="T43" style:parent-style-name="Fuentedepárrafopredeter." style:family="text">
      <style:text-properties fo:font-weight="bold" style:font-weight-asian="bold" fo:font-size="12pt" style:font-size-asian="12pt" style:font-size-complex="12pt"/>
    </style:style>
    <style:style style:name="P44"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45"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46"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47"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48"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49"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50"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51" style:parent-style-name="Textbody" style:family="paragraph">
      <style:paragraph-properties fo:text-align="justify">
        <style:tab-stops>
          <style:tab-stop style:type="left" style:position="2.1354in"/>
        </style:tab-stops>
      </style:paragraph-properties>
    </style:style>
    <style:style style:name="T52" style:parent-style-name="Fuentedepárrafopredeter." style:family="text">
      <style:text-properties fo:font-size="12pt" style:font-size-asian="12pt" style:font-size-complex="12pt"/>
    </style:style>
    <style:style style:name="T53" style:parent-style-name="Fuentedepárrafopredeter." style:family="text">
      <style:text-properties fo:font-size="12pt" style:font-size-asian="12pt" style:font-size-complex="12pt"/>
    </style:style>
    <style:style style:name="T54" style:parent-style-name="Fuentedepárrafopredeter." style:family="text">
      <style:text-properties fo:font-size="12pt" style:font-size-asian="12pt" style:font-size-complex="12pt"/>
    </style:style>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style style:name="P59"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60" style:parent-style-name="Standard" style:family="paragraph">
      <style:paragraph-properties fo:text-align="justify" fo:margin-left="0.25in">
        <style:tab-stops/>
      </style:paragraph-properties>
    </style:style>
    <style:style style:name="T61" style:parent-style-name="Fuentedepárrafopredeter." style:family="text">
      <style:text-properties fo:color="#222222" fo:font-size="12pt" style:font-size-asian="12pt" style:font-size-complex="12pt"/>
    </style:style>
    <style:style style:name="T62" style:parent-style-name="Fuentedepárrafopredeter." style:family="text">
      <style:text-properties fo:color="#222222" fo:font-size="12pt" style:font-size-asian="12pt" style:font-size-complex="12pt"/>
    </style:style>
    <style:style style:name="T63" style:parent-style-name="Fuentedepárrafopredeter." style:family="text">
      <style:text-properties fo:color="#222222" fo:font-size="12pt" style:font-size-asian="12pt" style:font-size-complex="12pt"/>
    </style:style>
    <style:style style:name="T64" style:parent-style-name="Fuentedepárrafopredeter." style:family="text">
      <style:text-properties fo:color="#222222" fo:font-size="12pt" style:font-size-asian="12pt" style:font-size-complex="12pt"/>
    </style:style>
    <style:style style:name="T65" style:parent-style-name="Fuentedepárrafopredeter." style:family="text">
      <style:text-properties fo:color="#222222" fo:font-size="12pt" style:font-size-asian="12pt" style:font-size-complex="12pt"/>
    </style:style>
    <style:style style:name="P66" style:parent-style-name="Standard" style:family="paragraph">
      <style:paragraph-properties fo:text-align="justify" fo:margin-left="0.25in">
        <style:tab-stops/>
      </style:paragraph-properties>
      <style:text-properties fo:color="#222222" fo:font-size="12pt" style:font-size-asian="12pt" style:font-size-complex="12pt"/>
    </style:style>
    <style:style style:name="P67" style:parent-style-name="Standard" style:family="paragraph">
      <style:paragraph-properties fo:text-align="justify" fo:margin-left="0.25in">
        <style:tab-stops/>
      </style:paragraph-properties>
      <style:text-properties fo:color="#222222" fo:font-size="12pt" style:font-size-asian="12pt" style:font-size-complex="12pt"/>
    </style:style>
    <style:style style:name="P68" style:parent-style-name="Standard" style:family="paragraph">
      <style:paragraph-properties fo:text-align="justify" fo:margin-left="0.25in">
        <style:tab-stops/>
      </style:paragraph-properties>
      <style:text-properties fo:color="#222222" fo:font-size="12pt" style:font-size-asian="12pt" style:font-size-complex="12pt"/>
    </style:style>
    <style:style style:name="P69" style:parent-style-name="Standard" style:family="paragraph">
      <style:paragraph-properties fo:text-align="justify" fo:margin-left="0.25in">
        <style:tab-stops/>
      </style:paragraph-properties>
      <style:text-properties fo:color="#222222" fo:font-size="12pt" style:font-size-asian="12pt" style:font-size-complex="12pt"/>
    </style:style>
    <style:style style:name="P70"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71"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72" style:parent-style-name="Textbody"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73"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74" style:parent-style-name="Standard" style:family="paragraph">
      <style:paragraph-properties fo:text-align="justify">
        <style:tab-stops>
          <style:tab-stop style:type="left" style:position="2.1354in"/>
        </style:tab-stops>
      </style:paragraph-properties>
    </style:style>
    <style:style style:name="T75" style:parent-style-name="StrongEmphasis" style:family="text">
      <style:text-properties fo:font-size="12pt" style:font-size-asian="12pt" style:font-size-complex="12pt"/>
    </style:style>
    <style:style style:name="T76" style:parent-style-name="StrongEmphasis" style:family="text">
      <style:text-properties fo:font-size="12pt" style:font-size-asian="12pt" style:font-size-complex="12pt"/>
    </style:style>
    <style:style style:name="T77" style:parent-style-name="StrongEmphasis" style:family="text">
      <style:text-properties fo:font-size="12pt" style:font-size-asian="12pt" style:font-size-complex="12pt"/>
    </style:style>
    <style:style style:name="T78" style:parent-style-name="StrongEmphasis" style:family="text">
      <style:text-properties fo:font-size="12pt" style:font-size-asian="12pt" style:font-size-complex="12pt"/>
    </style:style>
    <style:style style:name="P79" style:parent-style-name="Textbody" style:family="paragraph">
      <style:paragraph-properties fo:text-align="justify">
        <style:tab-stops>
          <style:tab-stop style:type="left" style:position="2.1354in"/>
        </style:tab-stops>
      </style:paragraph-properties>
    </style:style>
    <style:style style:name="P80"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81" style:parent-style-name="Standard" style:family="paragraph">
      <style:paragraph-properties fo:text-align="justify">
        <style:tab-stops>
          <style:tab-stop style:type="left" style:position="2.1354in"/>
        </style:tab-stops>
      </style:paragraph-properties>
    </style:style>
    <style:style style:name="P82" style:parent-style-name="Textbody" style:family="paragraph"/>
    <style:style style:name="P83" style:parent-style-name="Textbody" style:family="paragraph"/>
    <style:style style:name="P84" style:parent-style-name="Textbody" style:family="paragraph"/>
    <style:style style:name="P85" style:parent-style-name="Textbody" style:family="paragraph"/>
    <style:style style:name="P86" style:parent-style-name="Textbody" style:family="paragraph"/>
    <style:style style:name="P87" style:parent-style-name="Textbody" style:family="paragraph"/>
    <style:style style:name="P88"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89" style:parent-style-name="Standard" style:family="paragraph">
      <style:paragraph-properties fo:text-align="justify">
        <style:tab-stops>
          <style:tab-stop style:type="left" style:position="2.1354in"/>
        </style:tab-stops>
      </style:paragraph-properties>
      <style:text-properties fo:font-weight="bold" style:font-weight-asian="bold" style:font-weight-complex="bold" fo:font-size="12pt" style:font-size-asian="12pt" style:font-size-complex="12pt"/>
    </style:style>
    <style:style style:name="P90"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T91" style:parent-style-name="StrongEmphasis" style:family="text">
      <style:text-properties fo:font-size="12pt" style:font-size-asian="12pt" style:font-size-complex="12pt"/>
    </style:style>
    <style:style style:name="T92" style:parent-style-name="StrongEmphasis" style:family="text">
      <style:text-properties fo:font-size="12pt" style:font-size-asian="12pt" style:font-size-complex="12pt"/>
    </style:style>
    <style:style style:name="T93" style:parent-style-name="StrongEmphasis" style:family="text">
      <style:text-properties fo:font-size="12pt" style:font-size-asian="12pt" style:font-size-complex="12pt"/>
    </style:style>
    <style:style style:name="P94" style:parent-style-name="Textbody" style:family="paragraph">
      <style:paragraph-properties fo:text-align="justify">
        <style:tab-stops>
          <style:tab-stop style:type="left" style:position="2.1354in"/>
        </style:tab-stops>
      </style:paragraph-properties>
    </style:style>
    <style:style style:name="P95" style:parent-style-name="Textbody"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style style:name="P107" style:parent-style-name="Standard" style:family="paragraph">
      <style:paragraph-properties fo:text-align="justify">
        <style:tab-stops>
          <style:tab-stop style:type="left" style:position="2.1354in"/>
        </style:tab-stops>
      </style:paragraph-properties>
      <style:text-properties fo:font-size="12pt" style:font-size-asian="12pt" style:font-size-complex="12pt"/>
    </style:style>
    <style:style style:name="P108"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109" style:parent-style-name="Standard" style:family="paragraph">
      <style:paragraph-properties fo:text-align="justify"/>
      <style:text-properties fo:font-weight="bold" style:font-weight-asian="bold" fo:font-size="12pt" style:font-size-asian="12pt" style:font-size-complex="12pt"/>
    </style:style>
    <style:style style:name="P110" style:parent-style-name="Standard" style:family="paragraph">
      <style:paragraph-properties fo:text-align="justify"/>
      <style:text-properties fo:font-weight="bold" style:font-weight-asian="bold" fo:font-size="12pt" style:font-size-asian="12pt" style:font-size-complex="12pt"/>
    </style:style>
    <style:style style:name="P111"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112"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113" style:parent-style-name="Standard" style:family="paragraph">
      <style:paragraph-properties fo:text-align="justify"/>
      <style:text-properties fo:font-weight="bold" style:font-weight-asian="bold" fo:font-size="12pt" style:font-size-asian="12pt" style:font-size-complex="12pt"/>
    </style:style>
    <style:style style:name="P114" style:parent-style-name="Standard" style:family="paragraph">
      <style:paragraph-properties fo:text-align="justify">
        <style:tab-stops>
          <style:tab-stop style:type="left" style:position="2.1354in"/>
        </style:tab-stops>
      </style:paragraph-properties>
      <style:text-properties fo:font-weight="bold" style:font-weight-asian="bold" fo:font-size="12pt" style:font-size-asian="12pt" style:font-size-complex="12pt"/>
    </style:style>
    <style:style style:name="P115" style:parent-style-name="Standard" style:family="paragraph">
      <style:paragraph-properties fo:text-align="justify">
        <style:tab-stops>
          <style:tab-stop style:type="left" style:position="2.1354in"/>
        </style:tab-stops>
      </style:paragraph-properties>
    </style:style>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Standard" style:family="paragraph">
      <style:text-properties fo:font-size="12pt" style:font-size-asian="12pt" style:font-size-complex="12pt"/>
    </style:style>
    <style:style style:name="P123" style:parent-style-name="Standard" style:family="paragraph">
      <style:text-properties fo:font-size="12pt" style:font-size-asian="12pt" style:font-size-complex="12pt"/>
    </style:style>
    <style:style style:name="P124" style:parent-style-name="Standard" style:family="paragraph">
      <style:paragraph-properties fo:text-align="justify"/>
      <style:text-properties fo:font-size="12pt" style:font-size-asian="12pt" style:font-size-complex="12pt"/>
    </style:style>
    <style:style style:name="P125" style:parent-style-name="Standard" style:family="paragraph">
      <style:paragraph-properties fo:text-align="justify"/>
      <style:text-properties fo:font-size="12pt" style:font-size-asian="12pt" style:font-size-complex="12pt"/>
    </style:style>
    <style:style style:name="P126" style:parent-style-name="Standard" style:family="paragraph">
      <style:paragraph-properties fo:text-align="justify"/>
      <style:text-properties fo:font-size="12pt" style:font-size-asian="12pt" style:font-size-complex="12pt"/>
    </style:style>
    <style:style style:name="P127" style:parent-style-name="Standard" style:family="paragraph">
      <style:paragraph-properties fo:text-align="justify"/>
      <style:text-properties fo:font-size="12pt" style:font-size-asian="12pt" style:font-size-complex="12pt"/>
    </style:style>
    <style:style style:name="P128" style:parent-style-name="Standard" style:family="paragraph">
      <style:paragraph-properties fo:text-align="justify"/>
    </style:style>
  </office:automatic-styles>
  <office:body>
    <office:text text:use-soft-page-breaks="true">
      <text:p text:style-name="P1"/>
      <text:p text:style-name="P6"><text:span text:style-name="T7">Descripción de la Finca<text:s/></text:span><text:span text:style-name="T8">Agro turística</text:span><text:span text:style-name="T9"><text:s/>Eco Astilleros.</text:span></text:p>
      <text:p text:style-name="P10">Ubicada en un paraje natural de ensueño, Eco Astilleros <text:s/>es una finca<text:s/>agro turística<text:s/>que se compromete con la sostenibilidad y la<text:s/>conservación del medio ambiente. Este oasis verde implementa prácticas agroecológicas que aseguran un uso adecuado del suelo, fomentando la biodiversidad y la salud del ecosistema.</text:p>
      <text:p text:style-name="P11">La finca cuenta con una hermosa huerta orgánica donde los visitantes pueden<text:s/>participar en la cosecha de verduras frescas,<text:s/>aromaticas cultivadas<text:s/>sin químicos ni pesticidas. Además, ofrecemos un encantador<text:s/>mariposa río<text:s/>libre, donde los huéspedes pueden maravillarse con la belleza de las mariposas nativas mientras aprenden sobre su<text:s/>importancia en el ecosistema local.</text:p>
      <text:p text:style-name="P12">Para los amantes de la aventura, Eco<text:s/>Astilleros ofrece<text:s/>rutas turísticas y senderismo en medio de paisajes impresionantes. Nuestras rutas han sido diseñadas para que los visitantes exploren la flora y fauna nativa, promoviendo la recuperación de especies locales y el respeto por la naturaleza.</text:p>
      <text:p text:style-name="P13">Además, la finca ofrece talleres de formación en agricultura orgánica y alimentación saludable, donde los participantes pueden adquirir conocimientos prácticos para aplicar en sus propias vidas. Estos talleres son una excelente oportunidad para conectar con la tierra y aprender sobre las técnicas que promueven un estilo de vida más sostenible.</text:p>
      <text:p text:style-name="P14">Para aquellos que deseen sumergirse por completo en la experiencia,<text:s/>Eco Montaña<text:s/>cuenta con acogedoras instalaciones de hospedaje en la montaña, perfectas para descansar tras un día de actividades. Las habitaciones están diseñadas para ofrecer comodidad y un contacto cercano con la naturaleza, brindando un espacio ideal para relajarse y recargar energías.</text:p>
      <text:p text:style-name="P15">En Eco<text:s/>Astilleros,<text:s/>cada visita se convierte en una experiencia única que combina el disfrute del entorno natural con el aprendizaje y la conciencia ambiental. Ven y descubre un lugar donde<text:s/>el agroturismo<text:s/>y la sostenibilidad van de la mano. ¡Te esperamos!</text:p>
      <text:p text:style-name="P16"/>
      <text:p text:style-name="P17"/>
      <text:p text:style-name="P18"/>
      <text:p text:style-name="P19"/>
      <text:p text:style-name="P20"/>
      <text:p text:style-name="P21"/>
      <text:p text:style-name="P22"/>
      <text:p text:style-name="P23"><text:span text:style-name="T24">Producto o servicio:</text:span></text:p>
      <text:p text:style-name="P25"/>
      <text:p text:style-name="P26">DESCRIPCION DE RUTAS AGROTURISTICAS ECO ASTILLEROS</text:p>
      <text:p text:style-name="P27">Nuestros Productos Son:</text:p>
      <text:list text:style-name="WWNum3">
        <text:list-item>
          <text:p text:style-name="P28">Ruta del Bosque Con Avistamiento de aves</text:p>
        </text:list-item>
        <text:list-item>
          <text:p text:style-name="P29">Ruta Educativa agroecologica</text:p>
        </text:list-item>
        <text:list-item>
          <text:p text:style-name="P30">Ruta de aromas ancestrales</text:p>
        </text:list-item>
        <text:list-item>
          <text:p text:style-name="P31">Ruta del Rey</text:p>
        </text:list-item>
        <text:list-item>
          <text:p text:style-name="P32">Ruta de Las Obreras</text:p>
        </text:list-item>
      </text:list>
      <text:p text:style-name="P33"/>
      <text:p text:style-name="P34"/>
      <text:p text:style-name="P35"/>
      <text:p text:style-name="P36">Ruta del<text:s/>Bosque con avistamiento de aves</text:p>
      <text:p text:style-name="P37">Valor $ 180.000 Por Persona sin transporte</text:p>
      <text:p text:style-name="P38">Valor<text:s/>con transporte<text:s/>$ 220.000</text:p>
      <text:p text:style-name="P39">Hospedaje persona<text:s/>día<text:s/>en nuestro<text:s/>eco hostal<text:s/>el Cebollal con vistas a la montaña y un ambiente<text:s/>campesino.</text:p>
      <text:p text:style-name="P40"><text:span text:style-name="T41">Valor persona dia $ 80.000. (descuento por gr</text:span><text:span text:style-name="T42">upos mayores de 10<text:s/></text:span><text:span text:style-name="T43">personas)</text:span></text:p>
      <text:p text:style-name="P44">Incluye: Seguro -Hidratación –Guía y Traductor – Desayuno – Almuerzo- Bebida Caliente y Recordatorio.</text:p>
      <text:p text:style-name="P45">A continuación, se hace una descripción de cada proceso de las Rutas del Bosque</text:p>
      <text:p text:style-name="P46">Recepción finca Agro turística Eco Astilleros.</text:p>
      <text:p text:style-name="P47">Descripción del recorrido por parte de guías y traductor</text:p>
      <text:p text:style-name="P48">Duración del recorrido: 2: 30-3:<text:s/>00 horas</text:p>
      <text:p text:style-name="P49">Actividad q se desarrolla en el recorrido.</text:p>
      <text:p text:style-name="P50"/>
      <text:soft-page-break/>
      <text:p text:style-name="P51"><text:span text:style-name="StrongEmphasis">Descripción:</text:span><text:span text:style-name="T52"><text:s/>Esta ruta te lleva a través de un denso bosque montañoso, donde la frescura del clima contrasta<text:s/></text:span><text:span text:style-name="T53">con la calidez de la ciudad. El sendero, bien marcado, se adentra entre árboles nativos y una exuberante variedad de flora, incluyendo impresionantes orquídeas que florecen en los meses de lluvia. A medida que avanzas, el canto melodioso de aves como colib</text:span><text:span text:style-name="T54">ríes y tucanes acompaña tu recorrido.</text:span></text:p>
      <text:p text:style-name="Textbody"><text:span text:style-name="StrongEmphasis">Puntos Destacados:</text:span></text:p>
      <text:list text:style-name="LFO6" text:continue-numbering="true">
        <text:list-item>
          <text:p text:style-name="P55"><text:span text:style-name="StrongEmphasis">Inicio del Sendero:</text:span><text:s/>Comienza en un punto de acceso fácil, rodeado de flora nativa y un mirador escondido a La ciudad de Medellin donde disfrutaremos de la union de dos mundos tomandonos una deliciosa<text:s/>bebida natural de plantas medicinales y nos deleitaremos observando La ciudad de La Eterna Primavera <text:s/>( Medellin ) .</text:p>
        </text:list-item>
        <text:list-item>
          <text:p text:style-name="P56"><text:span text:style-name="StrongEmphasis">Observación de Orquídeas:</text:span><text:s/>Encuentra varias especies en su hábitat natural, perfectas para los amantes de la botánica.</text:p>
        </text:list-item>
        <text:list-item>
          <text:p text:style-name="P57"><text:span text:style-name="StrongEmphasis">Miradores Naturales:</text:span><text:s/>Alcanza varios miradores que ofrecen vistas panorámicas de Medellín y sus alrededores, ideales para fotografías.</text:p>
        </text:list-item>
        <text:list-item>
          <text:p text:style-name="P58"><text:span text:style-name="StrongEmphasis">Fauna Silvestre:</text:span><text:s/>Mantén los ojos abiertos para avistar aves y pequeños mamíferos en su entorno natural.</text:p>
        </text:list-item>
      </text:list>
      <text:p text:style-name="Textbody"><text:span text:style-name="StrongEmphasis">Duración:</text:span><text:s/>Aproximadamente 3-4 horas de<text:s/>caminata, dependiendo del ritmo.</text:p>
      <text:p text:style-name="Textbody"><text:span text:style-name="StrongEmphasis">Consejos:</text:span><text:s/>Lleva agua, protección solar y una cámara para capturar la belleza natural que te rodea. Disfruta del aire puro y la tranquilidad del bosque, lejos del bullicio urbano.</text:p>
      <text:p text:style-name="Textbody">Máximo<text:s/>15 personas por grupo<text:s/>-<text:s/>minimo 5 personas por grupo</text:p>
      <text:p text:style-name="P59"/>
      <text:p text:style-name="P60"><text:span text:style-name="T61">Una ruta del bosque es una oportunidad para observar las aves una emocionante experiencia que ofrece la<text:s/></text:span><text:span text:style-name="T62">posibilidad de</text:span><text:span text:style-name="T63"><text:s/>observar y aprender sobre diversas especies de aves en su hábitat natural. Con la guía de ornitógalas, los participantes<text:s/></text:span><text:span text:style-name="T64">exploran una variedad de entornos naturales, mientras disfrutan de la belleza y la diversidad de las aves locales. Equipados con binoculares y telescopios, los observadores de aves se sumergen en la naturaleza, conectando con el fascinante mundo alado que<text:s/></text:span><text:span text:style-name="T65">nos rodea.</text:span></text:p>
      <text:p text:style-name="P66">Guía especializada: El Equipo Acompañante se compone de dos ornitologías que proporcionan conocimiento sobre las especies de aves locales, sus hábitats y comportamientos</text:p>
      <text:p text:style-name="P67"><text:s/>Equipamiento: Se proporcionan binoculares para permitir una observación más detallada de las aves, se comparte una guía de campo para enseñar detalles de las especies observadas. Itinerario personalizado: El tour puede incluir visitas a una variedad de hábitats naturales, como bosques, veredas y montañas para maximizar las<text:s/><text:soft-page-break/>oportunidades de avistamiento. Interpretación del entorno: Además de avistar aves, los guías suelen proporcionar información sobre la ecología y la conservación de los lugares visitados, así como sobre la flora y fauna locales. Flexibilidad: Los tours suelen ser flexibles para adaptarse a las condiciones climáticas y a las preferencias de los participantes, permitiendo paradas adicionales o cambios en el itinerario según sea necesario.</text:p>
      <text:p text:style-name="P68"/>
      <text:p text:style-name="P69">almuerzo y socialización de Receta ancestral: posterior a la llegada del recorrido se realiza la descripción del plato de almuerzo que incluye verduras orgánicas y alimentos ancestrales, en este punto de demuestra cómo se hace las preparaciones uno de los alimentos y posterior a esto se les entrega el plato con los alimentos ya preparados.</text:p>
      <text:p text:style-name="P70"/>
      <text:p text:style-name="P71"/>
      <text:p text:style-name="P72"/>
      <text:p text:style-name="Textbody"><text:span text:style-name="StrongEmphasis">Ruta<text:s/></text:span><text:span text:style-name="StrongEmphasis">Agro turística</text:span><text:span text:style-name="StrongEmphasis">: <text:s/>Aromas y Sabores y Sabiduría de las Plantas Aromáticas y Medicinales</text:span></text:p>
      <text:p text:style-name="P73">Valor $ 180.000 Por Persona sin transporte</text:p>
      <text:p text:style-name="P74"><text:span text:style-name="StrongEmphasis">Valor<text:s/></text:span><text:span text:style-name="StrongEmphasis">con transporte</text:span><text:span text:style-name="StrongEmphasis"><text:s/>$ 220.000</text:span></text:p>
      <text:p text:style-name="Textbody"><text:span text:style-name="StrongEmphasis"><text:s/></text:span><text:span text:style-name="T75">Incluye: Seguro - Hidratación – Guía y traductor para<text:s/></text:span><text:span text:style-name="T76">extranjeros -</text:span><text:span text:style-name="T77"><text:s/>Desayuno<text:s/></text:span><text:span text:style-name="T78">- Almuerzo</text:span></text:p>
      <text:p text:style-name="P79"><text:span text:style-name="StrongEmphasis">Bebida Caliente y Recordatorio.</text:span></text:p>
      <text:p text:style-name="P80">Hospedaje persona<text:s/>día<text:s/>en nuestro<text:s/>eco hostal<text:s/>el Cebollal con vistas a la montaña y un ambiente<text:s/>campesino.</text:p>
      <text:p text:style-name="P81"><text:span text:style-name="StrongEmphasis">Valor persona<text:s/></text:span><text:span text:style-name="StrongEmphasis">día</text:span><text:span text:style-name="StrongEmphasis"><text:s/>$ 80.000 (descuento por grupos mayores de 10 personas )</text:span></text:p>
      <text:p text:style-name="Textbody"><text:span text:style-name="StrongEmphasis">Descripción:</text:span><text:s/>Esta ruta te ofrece una experiencia sensorial y curativa en una huerta dedicada a plantas aromáticas y medicinales. Aquí, aprenderás sobre la recolección de hierbas, la preparación de bebidas y remedios naturales, y disfrutarás de momentos de meditación en un entorno natural sereno.</text:p>
      <text:p text:style-name="Textbody"><text:span text:style-name="StrongEmphasis">Puntos Destacados:</text:span></text:p>
      <text:list text:style-name="LFO7" text:continue-numbering="true">
        <text:list-item>
          <text:p text:style-name="P82"><text:span text:style-name="StrongEmphasis">Bienvenida y Introducción:</text:span><text:s/>Comienza con una cálida bienvenida y una charla sobre la importancia de las plantas aromáticas y medicinales en la salud y la tradición.</text:p>
        </text:list-item>
        <text:list-item>
          <text:p text:style-name="P83"><text:span text:style-name="StrongEmphasis">Recolección en la Huerta:</text:span><text:s/>Adéntrate en la huerta para recolectar<text:s/>plantas como menta, manzanilla, jengibre y otros ingredientes. Aprenderás a identificarlas y a comprender sus propiedades curativas.</text:p>
        </text:list-item>
        <text:list-item>
          <text:p text:style-name="P84"><text:span text:style-name="StrongEmphasis">Preparaciones Magistrales:</text:span><text:s/>Regresa a un espacio de trabajo donde, guiado por un experto, elaborarás infusiones y bebidas a<text:s/>base de las plantas recolectadas. Descubre recetas para aliviar dolores, calmar la mente y fortalecer el cuerpo.</text:p>
        </text:list-item>
        <text:list-item>
          <text:p text:style-name="P85"><text:span text:style-name="StrongEmphasis">Terapia de Meditación:</text:span><text:s/>Participa en una sesión de meditación guiada, rodeado de la naturaleza y el aroma de las hierbas, para conectar con tu interior y aliviar el alma.</text:p>
        </text:list-item>
        <text:list-item>
          <text:p text:style-name="P86"><text:span text:style-name="StrongEmphasis">Caminata por el Bosque:</text:span><text:s/>Disfruta de una breve caminata por el bosque cercano, donde podrás observar la biodiversidad local y reflexionar sobre la conexión entre la naturaleza y el bienestar.</text:p>
        </text:list-item>
        <text:list-item>
          <text:p text:style-name="P87"><text:span text:style-name="StrongEmphasis">Degustación de Bebidas:</text:span><text:s/>Finaliza con una degustación de las bebidas preparadas, acompañadas de una charla sobre la importancia de incorporar plantas medicinales en la vida diaria.</text:p>
        </text:list-item>
      </text:list>
      <text:p text:style-name="Textbody"><text:span text:style-name="StrongEmphasis">Duración:</text:span><text:s/>Aproximadamente 5 horas, combinando actividades prácticas, meditación y caminata.</text:p>
      <text:p text:style-name="Textbody">Máximo<text:s/>15 personas por<text:s/>grupo<text:s/>mínimo<text:s/>5 .</text:p>
      <text:p text:style-name="Textbody"><text:span text:style-name="StrongEmphasis">Consejos:</text:span><text:s/>Lleva ropa cómoda, una botella de agua, y tu mejor disposición para aprender y disfrutar. Este recorrido te conectará con la naturaleza y te ofrecerá herramientas para mejorar tu bienestar físico y emocional.</text:p>
      <text:p text:style-name="Textbody"/>
      <text:p text:style-name="P88"/>
      <text:p text:style-name="P89">LA RUTA DEL REY</text:p>
      <text:p text:style-name="P90">Valor $ 180.000 Por Persona sin transporte</text:p>
      <text:p text:style-name="Textbody"><text:span text:style-name="T91">Incluye: Seguro - Hidratación – Guía y traductor para<text:s/></text:span><text:span text:style-name="T92">extranjeros -</text:span><text:span text:style-name="T93"><text:s/>Desayuno - Almuerzo</text:span></text:p>
      <text:p text:style-name="P94"><text:span text:style-name="StrongEmphasis">Bebida Caliente y Recordatorio.</text:span></text:p>
      <text:p text:style-name="P95">Embárcate en un día lleno de conexión con la naturaleza y la cultura agrícola en una finca familiar que ha cultivado hortalizas, aromáticas y verduras orgánicas durante más de 40 años. Esta ruta<text:s/>agro turística<text:s/>es una inmersión en el mundo del agro, donde podrás disfrutar de la frescura de los productos locales, aprender sobre prácticas sostenibles<text:s/>y disfrutar de la deliciosa gastronomía de la región.</text:p>
      <text:p text:style-name="Textbody"><text:span text:style-name="StrongEmphasis">Itinerario:</text:span></text:p>
      <text:soft-page-break/>
      <text:list text:style-name="LFO8" text:continue-numbering="true">
        <text:list-item>
          <text:p text:style-name="P96"><text:span text:style-name="StrongEmphasis">Llegada a la Finca:</text:span><text:s/>Al llegar a la finca, serás recibido por la familia campesina, que te brindará una cálida bienvenida. La finca está rodeada de hermosos paisajes rurales, con cultivos vibrantes que se extienden hasta donde alcanza la vista.</text:p>
        </text:list-item>
        <text:list-item>
          <text:p text:style-name="P97"><text:span text:style-name="StrongEmphasis">Desayuno Campesino:</text:span><text:s/>Comienza tu día con un delicioso desayuno preparado con ingredientes frescos de la finca. Disfrutarás de huevos de gallinas libres, pan artesanal, frutas de temporada y aromáticas,<text:s/>todo acompañado de café local. Mientras saboreas estos manjares, aprenderás sobre la historia y las tradiciones de la familia.</text:p>
        </text:list-item>
        <text:list-item>
          <text:p text:style-name="P98"><text:span text:style-name="StrongEmphasis">Cosecha de Alimentos:</text:span><text:s/>Después del desayuno, te equiparás con una cesta para cosechar. Guiado por la familia, recorrerás los cultivos de hortalizas, hierbas aromáticas y verduras, donde podrás recolectar tus propios ingredientes. Esta experiencia práctica te permitirá conocer el proceso de cultivo y las técnicas orgánicas que se utilizan en la finca.</text:p>
        </text:list-item>
        <text:list-item>
          <text:p text:style-name="P99"><text:span text:style-name="StrongEmphasis">Mercado Personal:</text:span><text:s/>Tras la cosecha, participarás en el empaquetado de tus propios productos para llevarte un mercado lleno de frescura. Aprenderás sobre la importancia de la agricultura sostenible y cómo elegir los mejores productos.</text:p>
        </text:list-item>
        <text:list-item>
          <text:p text:style-name="P100"><text:span text:style-name="StrongEmphasis">Conociendo la Historia Familiar:</text:span><text:s/>Mientras disfrutas de un café, la familia compartirá contigo anécdotas sobre sus más de 40 años de experiencia en el cultivo orgánico, los retos que han enfrentado y su compromiso con el medio ambiente.</text:p>
        </text:list-item>
        <text:list-item>
          <text:p text:style-name="P101"><text:span text:style-name="StrongEmphasis">Caminata por el Bosque:</text:span><text:s/>Tras una enriquecedora experiencia en la finca, iniciarás una caminata por un sendero natural que te llevará a un bosque cercano. Durante el recorrido, podrás observar la flora y fauna local, así como aprender sobre la biodiversidad de la región.</text:p>
        </text:list-item>
        <text:list-item>
          <text:p text:style-name="P102"><text:span text:style-name="StrongEmphasis">Almuerzo en Restaurante Local:</text:span><text:s/>Al finalizar la caminata, llegarás a un encantador restaurante en la montaña, donde disfrutarás de un almuerzo preparado con alimentos locales y orgánicos. Este espacio ofrece un ambiente acogedor y vistas impresionantes, perfectas para relajarte mientras degustas platos que resaltan los sabores de la zona.</text:p>
        </text:list-item>
        <text:list-item>
          <text:p text:style-name="P103"><text:span text:style-name="StrongEmphasis">Cierre de la Experiencia:</text:span><text:s/>Finalizarás tu día con una mayor apreciación por la agricultura sostenible y la cultura agroalimentaria. Lleno de nuevos conocimientos y productos frescos, regresarás a casa con una conexión renovada hacia la tierra y sus frutos.</text:p>
        </text:list-item>
      </text:list>
      <text:h text:style-name="Título3" text:outline-level="3">Información Adicional:</text:h>
      <text:list text:style-name="LFO9" text:continue-numbering="true">
        <text:list-item>
          <text:p text:style-name="P104"><text:span text:style-name="StrongEmphasis">Duración:</text:span><text:s/>Aproximadamente 6-8 horas.</text:p>
        </text:list-item>
        <text:list-item>
          <text:p text:style-name="P105"><text:span text:style-name="StrongEmphasis">Dificultad:</text:span><text:s/>media.</text:p>
        </text:list-item>
        <text:list-item>
          <text:p text:style-name="P106"><text:span text:style-name="StrongEmphasis">Recomendaciones:</text:span><text:s/>Llevar ropa cómoda, protector solar y una botella de agua.</text:p>
        </text:list-item>
      </text:list>
      <text:p text:style-name="Textbody">¡Prepárate para disfrutar de un día único en el corazón de la cultura<text:s/>agroecológica!</text:p>
      <text:p text:style-name="P107"/>
      <text:p text:style-name="P108"/>
      <text:p text:style-name="P109">LA RUTA DE LAS OBRERAS</text:p>
      <text:p text:style-name="P110"/>
      <text:p text:style-name="P111">Valor $ 180.000 Por Persona sin transporte</text:p>
      <text:p text:style-name="P112">Valor<text:s/>con trasporte<text:s/>$ 220.000</text:p>
      <text:p text:style-name="P113">Incluye desayuno - seguro - <text:s/>apicultores guías –almuerzo saludable y Cata de miel.</text:p>
      <text:p text:style-name="Textbody"><text:span text:style-name="StrongEmphasis">Ruta Apícola en las Montañas del Astillero, Medellín.</text:span></text:p>
      <text:p text:style-name="P114">Hospedaje persona<text:s/>día<text:s/>en nuestro<text:s/>eco hostal<text:s/>el Cebollal con vistas a la montaña y un ambiente<text:s/>campesino.</text:p>
      <text:p text:style-name="P115"><text:span text:style-name="StrongEmphasis">Valor persona<text:s/></text:span><text:span text:style-name="StrongEmphasis">día</text:span><text:span text:style-name="StrongEmphasis"><text:s/>$ 80.000 (descuento por grupos mayores de 10<text:s/></text:span><text:span text:style-name="StrongEmphasis">personas)</text:span></text:p>
      <text:p text:style-name="Textbody"><text:span text:style-name="StrongEmphasis">Descripción:</text:span><text:s/>Esta ruta de las<text:s/>obreras te<text:s/>sumerge en la fascinante vida de las abejas en un apiario ubicado en las montañas de La Vereda El Astillero, en la reserva natural de Medellín. Disfrutarás de un recorrido educativo y degustativo, donde conocerás la importancia de la apicultura y el papel vital que juegan las abejas en nuestro<text:s/>ecosistema.</text:p>
      <text:p text:style-name="Textbody"><text:span text:style-name="StrongEmphasis">Puntos Destacados:</text:span></text:p>
      <text:list text:style-name="LFO10" text:continue-numbering="true">
        <text:list-item>
          <text:p text:style-name="P116"><text:span text:style-name="StrongEmphasis">Llegada y Bienvenida:</text:span><text:s/>Inicia tu experiencia con una cálida recepción, donde se te presentarán las normas de seguridad y el equipo necesario para la visita al apiario.</text:p>
        </text:list-item>
        <text:list-item>
          <text:p text:style-name="P117"><text:span text:style-name="StrongEmphasis">Recorrido por el Apiario:</text:span><text:s/>Explora el apiario y observa de<text:s/>cerca las colmenas. Aprenderás sobre la vida de las abejas, el proceso de producción de miel y las prácticas sostenibles de apicultura.</text:p>
        </text:list-item>
        <text:list-item>
          <text:p text:style-name="P118"><text:span text:style-name="StrongEmphasis">Cata de Mieles:</text:span><text:s/>Deléitate con una cata de diferentes variedades de miel, desde las más suaves hasta las más intensas. Conoce las características de cada una y sus beneficios para la salud.</text:p>
        </text:list-item>
        <text:list-item>
          <text:p text:style-name="P119"><text:span text:style-name="StrongEmphasis">Desayuno Local:</text:span><text:s/>Disfruta de un delicioso desayuno preparado con ingredientes locales y agroecológicos. Saborea platos que incorporan miel, como pancakes, yogur con frutas y granola.</text:p>
        </text:list-item>
        <text:list-item>
          <text:p text:style-name="P120"><text:span text:style-name="StrongEmphasis">Almuerzo con Recetas de Miel:</text:span><text:s/>Acompañado por un menú saludable, el almuerzo incluirá recetas innovadoras que utilizan miel como ingrediente principal, destacando la versatilidad de este dulce natural.</text:p>
        </text:list-item>
        <text:list-item>
          <text:p text:style-name="P121"><text:span text:style-name="StrongEmphasis">Charla Educativa:</text:span><text:s/>Finaliza con una charla sobre la importancia de las abejas en la agricultura y el medio ambiente, y cómo puedes contribuir a su conservación.</text:p>
        </text:list-item>
      </text:list>
      <text:soft-page-break/>
      <text:p text:style-name="Textbody"><text:span text:style-name="StrongEmphasis">Duración:</text:span><text:s/>Aproximadamente 4-5 horas, incluyendo recorridos, insumos para visitar el apiario degustaciones y comidas.</text:p>
      <text:p text:style-name="Textbody">Máximo<text:s/>10 personas por grupo.</text:p>
      <text:p text:style-name="Textbody"><text:span text:style-name="StrongEmphasis">Consejos:</text:span><text:s/>Lleva ropa cómoda y calzado adecuado para la montaña. No olvides tu cámara para capturar la belleza del entorno y la experiencia única. Esta ruta te conectará con la naturaleza y te permitirá apreciar el trabajo de las abejas y su impacto en nuestra alimentación.</text:p>
      <text:p text:style-name="P122"/>
      <text:p text:style-name="P123"/>
      <text:p text:style-name="P124"/>
      <text:p text:style-name="P125"/>
      <text:p text:style-name="P126"/>
      <text:p text:style-name="P127"/>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Título3" style:display-name="Título 3" style:family="paragraph" style:parent-style-name="Heading" style:next-style-name="Textbody" style:default-outline-level="3">
      <style:text-properties style:font-name="Times New Roman" style:font-name-asian="Lucida Sans Unicode" style:font-name-complex="Tahoma"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Times New Roman" style:font-name-asian="Lucida Sans Unicode" style:font-name-complex="Tahoma"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Encabezado" style:display-name="Encabezado" style:family="paragraph" style:parent-style-name="Standard">
      <style:paragraph-properties text:number-lines="false" fo:margin-bottom="0in" fo:line-height="100%">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text:number-lines="false" fo:margin-bottom="0in" fo:line-height="100%">
        <style:tab-stops>
          <style:tab-stop style:type="center" style:position="3.0687in"/>
          <style:tab-stop style:type="right" style:position="6.137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ListLabel1" style:display-name="ListLabel 1" style:family="text">
      <style:text-properties style:font-name-complex="Courier New"/>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T2" style:parent-style-name="Fuentedepárrafopredeter." style:family="text">
      <style:text-properties fo:language="en" fo:country="US"/>
    </style:style>
    <style:style style:name="P3" style:parent-style-name="Standard" style:family="paragraph">
      <style:paragraph-properties fo:text-align="end"/>
      <style:text-properties fo:color="#FFC000"/>
    </style:style>
    <style:style style:name="P4" style:parent-style-name="Standard" style:family="paragraph">
      <style:paragraph-properties fo:text-align="end"/>
      <style:text-properties fo:color="#FFC000"/>
    </style:style>
    <style:style style:name="P5" style:parent-style-name="Standard" style:family="paragraph">
      <style:paragraph-properties fo:text-align="end" fo:margin-bottom="0in" fo:line-height="100%">
        <style:tab-stops>
          <style:tab-stop style:type="center" style:position="3.0687in"/>
          <style:tab-stop style:type="right" style:position="6.1375in"/>
        </style:tab-stops>
      </style:paragraph-properties>
      <style:text-properties fo:color="#FFC000"/>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Standard"><text:span text:style-name="T2"><draw:frame draw:style-name="a0" draw:name="gráficos1" text:anchor-type="as-char" svg:x="0in" svg:y="0in" svg:width="2.23976in" svg:height="0.3252in" style:rel-width="scale" style:rel-height="scale"><draw:image xlink:href="media/image1.png" xlink:type="simple" xlink:show="embed" xlink:actuate="onLoad"/><svg:title/><svg:desc/></draw:frame></text:span></text:p>
        <text:p text:style-name="P3">Finca Agro turística</text:p>
        <text:p text:style-name="P4">Vereda El Astillero Corregimiento San Antonio de Prado<text:s/>Medellín</text:p>
        <text:p text:style-name="P5">ecoastilleros@gmail.com</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nta Accion Comunal Astillero</meta:initial-creator>
    <dc:creator>Diana</dc:creator>
    <meta:creation-date>2026-03-31T03:28:00Z</meta:creation-date>
    <dc:date>2026-03-31T03:28:00Z</dc:date>
    <meta:template xlink:href="Normal" xlink:type="simple"/>
    <meta:editing-cycles>2</meta:editing-cycles>
    <meta:editing-duration>PT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7" meta:word-count="2052" meta:character-count="13727" meta:row-count="97" meta:non-whitespace-character-count="11702"/>
  </office:meta>
</office:document-meta>
</file>